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4c1" officeooo:paragraph-rsid="000d24c1"/>
    </style:style>
    <style:style style:name="P2" style:family="paragraph" style:parent-style-name="Standard" style:list-style-name="L2">
      <style:text-properties officeooo:rsid="000d24c1" officeooo:paragraph-rsid="000d24c1"/>
    </style:style>
    <style:style style:name="P3" style:family="paragraph" style:parent-style-name="Standard">
      <style:text-properties fo:font-size="28pt" fo:font-weight="bold" officeooo:rsid="000d24c1" officeooo:paragraph-rsid="000d24c1" style:font-size-asian="28pt" style:font-weight-asian="bold" style:font-size-complex="28pt" style:font-weight-complex="bold"/>
    </style:style>
    <style:style style:name="P4" style:family="paragraph" style:parent-style-name="Standard">
      <style:text-properties fo:font-size="28pt" fo:font-weight="bold" officeooo:rsid="000d4734" officeooo:paragraph-rsid="000d4734" style:font-size-asian="28pt" style:font-weight-asian="bold" style:font-size-complex="28pt" style:font-weight-complex="bold"/>
    </style:style>
    <style:style style:name="P5" style:family="paragraph" style:parent-style-name="Standard">
      <style:text-properties fo:font-size="28pt" fo:font-weight="bold" officeooo:rsid="000d6045" officeooo:paragraph-rsid="000d6045" style:font-size-asian="28pt" style:font-weight-asian="bold" style:font-size-complex="28pt" style:font-weight-complex="bold"/>
    </style:style>
    <style:style style:name="P6" style:family="paragraph" style:parent-style-name="Standard">
      <style:text-properties fo:font-size="13pt" fo:font-weight="bold" officeooo:rsid="000d24c1" officeooo:paragraph-rsid="000d24c1" style:font-size-asian="11.3500003814697pt" style:font-weight-asian="bold" style:font-size-complex="13pt" style:font-weight-complex="bold"/>
    </style:style>
    <style:style style:name="P7" style:family="paragraph" style:parent-style-name="Standard" style:list-style-name="L2">
      <style:text-properties fo:font-size="13pt" fo:font-weight="bold" officeooo:rsid="000d24c1" officeooo:paragraph-rsid="000d24c1" style:font-size-asian="11.3500003814697pt" style:font-weight-asian="bold" style:font-size-complex="13pt" style:font-weight-complex="bold"/>
    </style:style>
    <style:style style:name="P8" style:family="paragraph" style:parent-style-name="Standard" style:list-style-name="L2">
      <style:text-properties fo:font-size="13pt" fo:font-weight="bold" officeooo:rsid="000d4734" officeooo:paragraph-rsid="000d4734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0d4734" officeooo:paragraph-rsid="000d4734" style:font-size-asian="11.3500003814697pt" style:font-weight-asian="bold" style:font-size-complex="13pt" style:font-weight-complex="bold"/>
    </style:style>
    <style:style style:name="P10" style:family="paragraph" style:parent-style-name="Standard" style:list-style-name="L2">
      <style:text-properties fo:font-size="13pt" fo:font-weight="bold" officeooo:rsid="000d6045" officeooo:paragraph-rsid="000d6045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0d6045" officeooo:paragraph-rsid="000d6045" style:font-size-asian="11.3500003814697pt" style:font-weight-asian="bold" style:font-size-complex="13pt" style:font-weight-complex="bold"/>
    </style:style>
    <style:style style:name="P12" style:family="paragraph" style:parent-style-name="Standard" style:list-style-name="L2">
      <style:text-properties officeooo:paragraph-rsid="000d24c1"/>
    </style:style>
    <style:style style:name="T1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2" style:family="text">
      <style:text-properties fo:font-size="13pt" fo:font-weight="bold" officeooo:rsid="000d24c1" style:font-size-asian="11.3500003814697pt" style:font-weight-asian="bold" style:font-size-complex="13pt" style:font-weight-complex="bold"/>
    </style:style>
    <style:style style:name="T3" style:family="text">
      <style:text-properties officeooo:rsid="000d60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upyter Notebook</text:p>
      <text:p text:style-name="P6"/>
      <text:list xml:id="list3720296331" text:style-name="L2">
        <text:list-item>
          <text:p text:style-name="P7">MY project incorporates jupyter and FAIRDOM</text:p>
        </text:list-item>
        <text:list-item>
          <text:p text:style-name="P7">Jupyter allows users to create live interactive notebooks </text:p>
          <text:list>
            <text:list-item>
              <text:p text:style-name="P7">meaning that code can be demonstrated on the fly </text:p>
            </text:list-item>
            <text:list-item>
              <text:p text:style-name="P12"><text:span text:style-name="T2">But with a notebook environment / feel</text:span></text:p>
            </text:list-item>
          </text:list>
        </text:list-item>
        <text:list-item>
          <text:p text:style-name="P2"><text:span text:style-name="T1">mainly used by data scientist but common in research areas too </text:span></text:p>
        </text:list-item>
      </text:list>
      <text:p text:style-name="P1"><text:span text:style-name="T1"/></text:p>
      <text:p text:style-name="P4">Fairdom </text:p>
      <text:list xml:id="list213556248567611" text:continue-numbering="true" text:style-name="L2">
        <text:list-item>
          <text:p text:style-name="P8">Fairdom is a website where researchers store their data in a localised place </text:p>
        </text:list-item>
        <text:list-item>
          <text:p text:style-name="P8">uses management system seek to store data </text:p>
        </text:list-item>
      </text:list>
      <text:p text:style-name="P9"/>
      <text:p text:style-name="P4">There exists API </text:p>
      <text:list xml:id="list213556311691718" text:continue-numbering="true" text:style-name="L2">
        <text:list-item>
          <text:p text:style-name="P8">Information received is chaotic</text:p>
        </text:list-item>
      </text:list>
      <text:p text:style-name="P9"/>
      <text:p text:style-name="P4">DEMO</text:p>
      <text:list xml:id="list213556248808133" text:continue-numbering="true" text:style-name="L2">
        <text:list-item>
          <text:p text:style-name="P8">Two user groups </text:p>
        </text:list-item>
        <text:list-item>
          <text:p text:style-name="P8">NEW API being release<text:span text:style-name="T3">d</text:span></text:p>
        </text:list-item>
        <text:list-item>
          <text:p text:style-name="P10">My project has influenced the API to be improved</text:p>
        </text:list-item>
        <text:list-item>
          <text:p text:style-name="P10">Real EU project IBSBA</text:p>
        </text:list-item>
        <text:list-item>
          <text:p text:style-name="P10">REAL user base</text:p>
        </text:list-item>
      </text:list>
      <text:p text:style-name="P11"/>
      <text:p text:style-name="P5">Technology USED</text:p>
      <text:list xml:id="list213555313555575" text:continue-numbering="true" text:style-name="L2">
        <text:list-item>
          <text:p text:style-name="P10">My project revolves round ipywidgits as that is what is used to display the data </text:p>
        </text:list-item>
        <text:list-item>
          <text:p text:style-name="P10">Interviews were conducted to get the requirements the user want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5:54:59.076563462</meta:creation-date>
    <dc:date>2020-03-05T21:35:55.022886227</dc:date>
    <meta:editing-duration>PT1H31M44S</meta:editing-duration>
    <meta:editing-cycles>1</meta:editing-cycles>
    <meta:document-statistic meta:table-count="0" meta:image-count="0" meta:object-count="0" meta:page-count="1" meta:paragraph-count="20" meta:word-count="137" meta:character-count="743" meta:non-whitespace-character-count="631"/>
    <meta:generator>LibreOffice/6.2.8.2$Linux_X86_64 LibreOffice_project/20$Build-2</meta:generator>
  </office:meta>
</office:document-meta>
</file>